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26cm" svg:stroke-color="#a6a6a6" draw:fill="solid" draw:fill-color="#ffffff" draw:opacity="70%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.071cm" draw:fill="solid" draw:fill-color="#808080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solid" svg:stroke-width="0.026cm" svg:stroke-color="#a6a6a6" draw:fill="solid" draw:fill-color="#f2f2f2" draw:opacity="70%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solid" svg:stroke-width="0.026cm" svg:stroke-color="#808080" draw:fill="none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solid" svg:stroke-width="0.026cm" svg:stroke-color="#a6a6a6" draw:fill="solid" draw:fill-color="#ffffff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no-wrap"/>
    </style:style>
    <style:style style:name="gr7" style:family="graphic" style:parent-style-name="standard">
      <style:graphic-properties draw:stroke="solid" svg:stroke-width="0.018cm" svg:stroke-color="#808080" draw:fill="solid" draw:fill-color="#f2f2f2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none" svg:stroke-width="0.018cm" draw:fill="none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none" svg:stroke-width="0.071cm" draw:fill="solid" draw:fill-color="#e46c0a" draw:textarea-vertical-align="middle" draw:auto-grow-height="false" fo:min-height="0cm" fo:min-width="0cm" fo:padding-top="0.125cm" fo:padding-bottom="0.125cm" fo:padding-left="0cm" fo:padding-right="0cm" fo:wrap-option="wrap"/>
    </style:style>
    <style:style style:name="gr10" style:family="graphic">
      <style:graphic-properties style:protect="size"/>
    </style:style>
    <style:style style:name="gr11" style:family="graphic" style:parent-style-name="standard" style:list-style-name="L1">
      <style:graphic-properties draw:stroke="solid" svg:stroke-width="0.026cm" svg:stroke-color="#a6a6a6" draw:fill="solid" draw:fill-color="#f2f2f2" draw:opacity="70%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12" style:family="graphic" style:parent-style-name="standard" style:list-style-name="L1">
      <style:graphic-properties draw:stroke="solid" svg:stroke-width="0.026cm" svg:stroke-color="#a6a6a6" draw:fill="solid" draw:fill-color="#ffffff" draw:opacity="70%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13" style:family="graphic" style:parent-style-name="standard" style:list-style-name="L4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no-wrap"/>
    </style:style>
    <style:style style:name="gr14" style:family="graphic" style:parent-style-name="standard" style:list-style-name="L4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no-wrap"/>
    </style:style>
    <style:style style:name="gr15" style:family="graphic" style:parent-style-name="standard" style:list-style-name="L1">
      <style:graphic-properties draw:stroke="solid" svg:stroke-width="0.026cm" svg:stroke-color="#a6a6a6" draw:fill="solid" draw:fill-color="#f2f2f2" draw:opacity="70%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16" style:family="graphic" style:parent-style-name="standard" style:list-style-name="L4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no-wrap"/>
    </style:style>
    <style:style style:name="gr17" style:family="graphic" style:parent-style-name="standard" style:list-style-name="L5">
      <style:graphic-properties draw:stroke="none" svg:stroke-width="0.018cm" draw:fill="none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18" style:family="graphic" style:parent-style-name="standard" style:list-style-name="L5">
      <style:graphic-properties draw:stroke="none" svg:stroke-width="0.018cm" draw:fill="none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19" style:family="graphic" style:parent-style-name="standard" style:list-style-name="L5">
      <style:graphic-properties draw:stroke="none" svg:stroke-width="0.018cm" draw:fill="none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20" style:family="graphic" style:parent-style-name="standard" style:list-style-name="L5">
      <style:graphic-properties draw:stroke="none" svg:stroke-width="0.018cm" draw:fill="none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21" style:family="graphic" style:parent-style-name="standard" style:list-style-name="L5">
      <style:graphic-properties draw:stroke="none" svg:stroke-width="0.018cm" draw:fill="none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22" style:family="graphic" style:parent-style-name="standard" style:list-style-name="L1">
      <style:graphic-properties draw:stroke="none" svg:stroke-width="0.018cm" draw:fill="none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23" style:family="graphic" style:parent-style-name="standard" style:list-style-name="L5">
      <style:graphic-properties draw:stroke="none" svg:stroke-width="0.018cm" draw:fill="none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24" style:family="graphic" style:parent-style-name="standard" style:list-style-name="L6">
      <style:graphic-properties draw:stroke="none" svg:stroke-width="0.071cm" draw:fill="solid" draw:fill-color="#e46c0a" draw:textarea-vertical-align="middle" draw:auto-grow-height="false" fo:min-height="0cm" fo:min-width="0cm" fo:padding-top="0.125cm" fo:padding-bottom="0.125cm" fo:padding-left="0cm" fo:padding-right="0cm" fo:wrap-option="wrap"/>
    </style:style>
    <style:style style:name="gr25" style:family="graphic" style:parent-style-name="standard" style:list-style-name="L6">
      <style:graphic-properties draw:stroke="none" svg:stroke-width="0.071cm" draw:fill="solid" draw:fill-color="#e46c0a" draw:textarea-vertical-align="middle" draw:auto-grow-height="false" fo:min-height="0cm" fo:min-width="0cm" fo:padding-top="0.125cm" fo:padding-bottom="0.125cm" fo:padding-left="0cm" fo:padding-right="0cm" fo:wrap-option="wrap"/>
    </style:style>
    <style:style style:name="gr26" style:family="graphic" style:parent-style-name="standard" style:list-style-name="L6">
      <style:graphic-properties draw:stroke="none" svg:stroke-width="0.071cm" draw:fill="solid" draw:fill-color="#e46c0a" draw:textarea-vertical-align="middle" draw:auto-grow-height="false" fo:min-height="0cm" fo:min-width="0cm" fo:padding-top="0.125cm" fo:padding-bottom="0.125cm" fo:padding-left="0cm" fo:padding-right="0cm" fo:wrap-option="wrap"/>
    </style:style>
    <style:style style:name="gr27" style:family="graphic" style:parent-style-name="standard" style:list-style-name="L1">
      <style:graphic-properties draw:stroke="solid" svg:stroke-width="0.026cm" svg:stroke-color="#a6a6a6" draw:fill="solid" draw:fill-color="#f2f2f2" draw:opacity="70%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28" style:family="graphic" style:parent-style-name="standard" style:list-style-name="L1">
      <style:graphic-properties draw:stroke="solid" svg:stroke-width="0.026cm" svg:stroke-color="#a6a6a6" draw:fill="solid" draw:fill-color="#ffffff" draw:opacity="70%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29" style:family="graphic" style:parent-style-name="standard" style:list-style-name="L4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no-wrap"/>
    </style:style>
    <style:style style:name="gr30" style:family="graphic" style:parent-style-name="standard" style:list-style-name="L4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no-wrap"/>
    </style:style>
    <style:style style:name="gr31" style:family="graphic" style:parent-style-name="standard" style:list-style-name="L1">
      <style:graphic-properties draw:stroke="solid" svg:stroke-width="0.026cm" svg:stroke-color="#a6a6a6" draw:fill="solid" draw:fill-color="#f2f2f2" draw:opacity="70%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32" style:family="graphic" style:parent-style-name="standard" style:list-style-name="L4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no-wrap"/>
    </style:style>
    <style:style style:name="gr33" style:family="graphic" style:parent-style-name="standard" style:list-style-name="L5">
      <style:graphic-properties draw:stroke="none" svg:stroke-width="0.018cm" draw:fill="none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34" style:family="graphic" style:parent-style-name="standard" style:list-style-name="L5">
      <style:graphic-properties draw:stroke="none" svg:stroke-width="0.018cm" draw:fill="none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35" style:family="graphic" style:parent-style-name="standard" style:list-style-name="L5">
      <style:graphic-properties draw:stroke="none" svg:stroke-width="0.018cm" draw:fill="none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36" style:family="graphic" style:parent-style-name="standard" style:list-style-name="L5">
      <style:graphic-properties draw:stroke="none" svg:stroke-width="0.018cm" draw:fill="none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37" style:family="graphic" style:parent-style-name="standard" style:list-style-name="L5">
      <style:graphic-properties draw:stroke="none" svg:stroke-width="0.018cm" draw:fill="none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38" style:family="graphic" style:parent-style-name="standard" style:list-style-name="L1">
      <style:graphic-properties draw:stroke="none" svg:stroke-width="0.018cm" draw:fill="none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39" style:family="graphic" style:parent-style-name="standard" style:list-style-name="L5">
      <style:graphic-properties draw:stroke="none" svg:stroke-width="0.018cm" draw:fill="none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40" style:family="graphic" style:parent-style-name="standard" style:list-style-name="L6">
      <style:graphic-properties draw:stroke="none" svg:stroke-width="0.071cm" draw:fill="solid" draw:fill-color="#e46c0a" draw:textarea-vertical-align="middle" draw:auto-grow-height="false" fo:min-height="0cm" fo:min-width="0cm" fo:padding-top="0.125cm" fo:padding-bottom="0.125cm" fo:padding-left="0cm" fo:padding-right="0cm" fo:wrap-option="wrap"/>
    </style:style>
    <style:style style:name="gr41" style:family="graphic" style:parent-style-name="standard" style:list-style-name="L6">
      <style:graphic-properties draw:stroke="none" svg:stroke-width="0.071cm" draw:fill="solid" draw:fill-color="#e46c0a" draw:textarea-vertical-align="middle" draw:auto-grow-height="false" fo:min-height="0cm" fo:min-width="0cm" fo:padding-top="0.125cm" fo:padding-bottom="0.125cm" fo:padding-left="0cm" fo:padding-right="0cm" fo:wrap-option="wrap"/>
    </style:style>
    <style:style style:name="gr42" style:family="graphic" style:parent-style-name="standard" style:list-style-name="L6">
      <style:graphic-properties draw:stroke="none" svg:stroke-width="0.071cm" draw:fill="solid" draw:fill-color="#e46c0a" draw:textarea-vertical-align="middle" draw:auto-grow-height="false" fo:min-height="0cm" fo:min-width="0cm" fo:padding-top="0.125cm" fo:padding-bottom="0.125cm" fo:padding-left="0cm" fo:padding-right="0cm" fo:wrap-option="wrap"/>
    </style:style>
    <style:style style:name="pr1" style:family="presentation" style:parent-style-name="기본값-outline1">
      <style:graphic-properties draw:stroke="none" svg:stroke-width="0cm" draw:fill="none" draw:textarea-vertical-align="top" draw:auto-grow-height="false" fo:min-height="9.43cm" fo:padding-top="0.125cm" fo:padding-bottom="0.125cm" fo:padding-left="0.25cm" fo:padding-right="0.25cm" fo:wrap-option="wrap"/>
    </style:style>
    <style:style style:name="pr2" style:family="presentation" style:parent-style-name="기본값-title">
      <style:graphic-properties draw:stroke="none" svg:stroke-width="0cm" draw:fill="none" draw:textarea-vertical-align="top" draw:auto-grow-height="false" draw:fit-to-size="false" fo:min-height="2.386cm" fo:padding-top="0.125cm" fo:padding-bottom="0.125cm" fo:padding-left="0.25cm" fo:padding-right="0.25cm" fo:wrap-option="wrap"/>
    </style:style>
    <style:style style:name="pr3" style:family="presentation" style:parent-style-name="기본값-notes">
      <style:graphic-properties draw:fill-color="#ffffff" fo:min-height="13.364cm"/>
    </style:style>
    <style:style style:name="P1" style:family="paragraph">
      <style:paragraph-properties style:font-independent-line-spacing="true"/>
      <style:text-properties fo:font-size="18pt"/>
    </style:style>
    <style:style style:name="P2" style:family="paragraph">
      <style:paragraph-properties fo:text-align="center"/>
      <style:text-properties fo:font-size="18pt"/>
    </style:style>
    <style:style style:name="P3" style:family="paragraph">
      <style:paragraph-properties fo:margin-left="0cm" fo:margin-right="0cm" fo:margin-top="0.225cm" fo:margin-bottom="0.5cm" fo:text-align="start" fo:text-indent="0cm" style:punctuation-wrap="hanging" style:writing-mode="lr-tb"/>
      <style:text-properties fo:hyphenate="true"/>
    </style:style>
    <style:style style:name="P4" style:family="paragraph">
      <style:paragraph-properties fo:margin-top="0cm" fo:margin-bottom="0cm" fo:text-align="start" style:punctuation-wrap="hanging" style:writing-mode="lr-tb"/>
      <style:text-properties fo:hyphenate="true"/>
    </style:style>
    <style:style style:name="P5" style:family="paragraph">
      <style:paragraph-properties fo:margin-left="0cm" fo:margin-right="0cm" fo:margin-top="0cm" fo:margin-bottom="0cm" fo:text-align="center" fo:text-indent="0cm" style:punctuation-wrap="hanging" style:writing-mode="lr-tb"/>
      <style:text-properties fo:font-size="18pt" fo:hyphenate="true"/>
    </style:style>
    <style:style style:name="P6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8pt" fo:hyphenate="true"/>
    </style:style>
    <style:style style:name="P7" style:family="paragraph">
      <style:paragraph-properties fo:margin-left="0cm" fo:margin-right="0cm" fo:margin-top="0cm" fo:margin-bottom="0cm" fo:line-height="150%" fo:text-align="start" fo:text-indent="0cm" style:punctuation-wrap="hanging" style:writing-mode="lr-tb"/>
      <style:text-properties fo:font-size="18pt" fo:hyphenate="true"/>
    </style:style>
    <style:style style:name="P8" style:family="paragraph">
      <style:paragraph-properties style:font-independent-line-spacing="true"/>
      <style:text-properties fo:font-size="18pt" style:font-size-asian="18pt"/>
    </style:style>
    <style:style style:name="P9" style:family="paragraph">
      <style:paragraph-properties fo:text-align="center" style:font-independent-line-spacing="true"/>
      <style:text-properties fo:font-size="18pt"/>
    </style:style>
    <style:style style:name="P10" style:family="paragraph">
      <style:paragraph-properties fo:margin-left="0cm" fo:margin-right="0cm" fo:margin-top="0cm" fo:margin-bottom="0cm" fo:text-align="center" fo:text-indent="0cm" style:punctuation-wrap="hanging" style:writing-mode="lr-tb" style:font-independent-line-spacing="true"/>
      <style:text-properties fo:font-size="18pt" fo:hyphenate="true"/>
    </style:style>
    <style:style style:name="P11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8pt" style:font-size-asian="18pt" fo:hyphenate="true"/>
    </style:style>
    <style:style style:name="P12" style:family="paragraph">
      <style:paragraph-properties fo:margin-left="0cm" fo:margin-right="0cm" fo:margin-top="0cm" fo:margin-bottom="0cm" fo:text-align="start" fo:text-indent="0cm" style:punctuation-wrap="hanging" style:writing-mode="lr-tb" style:font-independent-line-spacing="true"/>
      <style:text-properties fo:font-size="18pt" style:font-size-asian="18pt" fo:hyphenate="true"/>
    </style:style>
    <style:style style:name="P13" style:family="paragraph">
      <style:paragraph-properties fo:margin-left="0cm" fo:margin-right="0cm" fo:margin-top="0cm" fo:margin-bottom="0cm" fo:text-align="start" fo:text-indent="0cm" style:punctuation-wrap="hanging" style:writing-mode="lr-tb" style:font-independent-line-spacing="true"/>
      <style:text-properties fo:font-size="18pt" fo:hyphenate="true"/>
    </style:style>
    <style:style style:name="P14" style:family="paragraph">
      <style:paragraph-properties fo:margin-left="0cm" fo:margin-right="0cm" fo:margin-top="0cm" fo:margin-bottom="0cm" fo:line-height="150%" fo:text-align="start" fo:text-indent="0cm" style:punctuation-wrap="hanging" style:writing-mode="lr-tb"/>
      <style:text-properties fo:font-size="18pt" style:font-size-asian="18pt" fo:hyphenate="true"/>
    </style:style>
    <style:style style:name="P15" style:family="paragraph">
      <style:paragraph-properties fo:margin-left="0cm" fo:margin-right="0cm" fo:margin-top="0cm" fo:margin-bottom="0cm" fo:line-height="150%" fo:text-align="start" fo:text-indent="0cm" style:punctuation-wrap="hanging" style:writing-mode="lr-tb" style:font-independent-line-spacing="true"/>
      <style:text-properties fo:font-size="18pt" style:font-size-asian="18pt" fo:hyphenate="true"/>
    </style:style>
    <style:style style:name="P16" style:family="paragraph">
      <style:text-properties style:font-size-asian="20pt"/>
    </style:style>
    <style:style style:name="T1" style:family="text">
      <style:text-properties fo:color="#ffffff" style:text-line-through-style="none" fo:letter-spacing="normal" fo:font-style="normal" style:text-underline-style="none" fo:font-weight="bold" style:font-style-asian="normal" style:font-weight-asian="bold" style:font-style-complex="normal" style:font-weight-complex="bold"/>
    </style:style>
    <style:style style:name="T2" style:family="text">
      <style:text-properties fo:color="#000000" style:text-line-through-style="none" fo:font-family="'맑은 고딕'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" style:family="text">
      <style:text-properties fo:color="#000000" style:text-line-through-style="none" fo:font-family="'맑은 고딕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4" style:family="text">
      <style:text-properties fo:color="#ffffff" style:text-line-through-style="none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5" style:family="text">
      <style:text-properties fo:color="#000000" style:text-line-through-style="none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T6" style:family="text">
      <style:text-properties fo:color="#000000" style:text-line-through-style="none" fo:font-size="6pt" fo:letter-spacing="normal" fo:font-style="normal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T7" style:family="text">
      <style:text-properties fo:color="#ffffff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8" style:family="text">
      <style:text-properties fo:color="#000000" style:text-line-through-style="none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9" style:family="text">
      <style:text-properties fo:color="#ffffff" style:text-line-through-style="none" fo:font-size="7pt" fo:letter-spacing="normal" fo:font-style="normal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T10" style:family="text">
      <style:text-properties fo:color="#ffffff" style:text-line-through-style="none" fo:font-size="9pt" fo:letter-spacing="normal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11" style:family="text">
      <style:text-properties fo:color="#ffffff" style:text-line-through-style="none" fo:font-family="'맑은 고딕'" fo:font-size="10.5pt" fo:letter-spacing="normal" fo:font-style="normal" style:text-underline-style="none" fo:font-weight="bold" style:font-size-asian="10.5pt" style:font-style-asian="normal" style:font-weight-asian="bold" style:font-size-complex="10.5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fo:color="#ffffff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595959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Case A" draw:style-name="dp1" draw:master-page-name="기본값">
        <draw:custom-shape draw:name="직사각형 33" draw:style-name="gr1" draw:text-style-name="P1" draw:layer="layout" svg:width="18.633cm" svg:height="12.855cm" svg:x="0.277cm" svg:y="0.889cm">
          <text:p/>
          <draw:enhanced-geometry svg:viewBox="0 0 21600 21600" draw:type="rectangle" draw:enhanced-path="M 0 0 L 21600 0 21600 21600 0 21600 0 0 Z N"/>
        </draw:custom-shape>
        <draw:custom-shape draw:name="직사각형 111" draw:style-name="gr2" draw:text-style-name="P1" draw:layer="layout" svg:width="18.601cm" svg:height="0.589cm" svg:x="0.299cm" svg:y="11.544cm">
          <text:p/>
          <draw:enhanced-geometry svg:viewBox="0 0 21600 21600" draw:type="rectangle" draw:enhanced-path="M 0 0 L 21600 0 21600 21600 0 21600 0 0 Z N"/>
        </draw:custom-shape>
        <draw:g draw:name="그룹 85">
          <draw:custom-shape draw:name="직사각형 46" draw:style-name="gr3" draw:text-style-name="P1" draw:layer="layout" svg:width="18.633cm" svg:height="5.613cm" svg:x="0.277cm" svg:y="2.497cm">
            <text:p text:style-name="P2"><text:span text:style-name="T1">`</text:span></text:p>
            <draw:enhanced-geometry svg:viewBox="0 0 21600 21600" draw:type="rectangle" draw:enhanced-path="M 0 0 L 21600 0 21600 21600 0 21600 0 0 Z N"/>
          </draw:custom-shape>
          <draw:line draw:name="직선 연결선 82" draw:style-name="gr4" draw:text-style-name="P2" draw:layer="layout" svg:x1="18.9cm" svg:y1="2.496cm" svg:x2="0.298cm" svg:y2="8.097cm">
            <text:p/>
          </draw:line>
        </draw:g>
        <draw:frame draw:name="텍스트 개체 틀 31" presentation:style-name="pr1" draw:text-style-name="P1" draw:layer="layout" svg:width="6.298cm" svg:height="12.4cm" svg:x="19.101cm" svg:y="1.343cm" presentation:class="outline" presentation:user-transformed="true">
          <draw:text-box>
            <text:list text:style-name="L2">
              <text:list-item>
                <text:p text:style-name="P3"><text:span text:style-name="T2">주요 홍보이미지 롤링 </text:span><text:span text:style-name="T2">(Max. 5</text:span><text:span text:style-name="T2">개</text:span><text:span text:style-name="T2">)</text:span></text:p>
              </text:list-item>
              <text:list-item>
                <text:p text:style-name="P3"><text:span text:style-name="T2">주요 제품 바로가기 </text:span><text:span text:style-name="T2">Icon</text:span><text:span text:style-name="T2"><text:line-break/></text:span><text:span text:style-name="T2">클릭시</text:span><text:span text:style-name="T2">, </text:span><text:span text:style-name="T2">해당 제품소개로 바로가기</text:span><text:span text:style-name="T2">link</text:span></text:p>
              </text:list-item>
              <text:list-item>
                <text:p text:style-name="P3"><text:span text:style-name="T2">공지사항 </text:span><text:span text:style-name="T2">(Max. 3 line)</text:span></text:p>
              </text:list-item>
            </text:list>
          </draw:text-box>
        </draw:frame>
        <draw:frame draw:name="제목 30" presentation:style-name="pr2" draw:text-style-name="P1" draw:layer="layout" svg:width="15.001cm" svg:height="0.81cm" svg:x="3.899cm" svg:y="0.045cm" presentation:class="title" presentation:user-transformed="true">
          <draw:text-box>
            <text:p text:style-name="P4"><text:span text:style-name="T3">Case A</text:span></text:p>
          </draw:text-box>
        </draw:frame>
        <draw:frame draw:name="텍스트 개체 틀 32" presentation:style-name="pr1" draw:text-style-name="P1" draw:layer="layout" svg:width="2.798cm" svg:height="0.798cm" svg:x="1.1cm" svg:y="0.035cm" presentation:class="outline" presentation:user-transformed="true">
          <draw:text-box>
            <text:list text:style-name="L2">
              <text:list-item>
                <text:p text:style-name="P3"><text:span text:style-name="T2">3.1</text:span></text:p>
              </text:list-item>
            </text:list>
          </draw:text-box>
        </draw:frame>
        <draw:custom-shape draw:name="갈매기형 수장 69" draw:style-name="gr5" draw:text-style-name="P1" draw:layer="layout" svg:width="0.326cm" svg:height="1.518cm" svg:x="18.094cm" svg:y="4.574cm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name="갈매기형 수장 70" draw:style-name="gr5" draw:text-style-name="P1" draw:layer="layout" svg:width="0.337cm" svg:height="1.518cm" svg:x="0.544cm" svg:y="4.574cm">
          <text:p/>
          <draw:enhanced-geometry svg:viewBox="0 0 21600 21600" draw:text-areas="0 0 21600 21600" draw:mirror-horizontal="true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name="직사각형 73" draw:style-name="gr1" draw:text-style-name="P1" draw:layer="layout" svg:width="18.633cm" svg:height="1.599cm" svg:x="0.277cm" svg:y="0.889cm">
          <text:p/>
          <draw:enhanced-geometry svg:viewBox="0 0 21600 21600" draw:type="rectangle" draw:enhanced-path="M 0 0 L 21600 0 21600 21600 0 21600 0 0 Z N"/>
        </draw:custom-shape>
        <draw:custom-shape draw:name="직사각형 74" draw:style-name="gr1" draw:text-style-name="P1" draw:layer="layout" svg:width="18.633cm" svg:height="1.599cm" svg:x="0.277cm" svg:y="0.889cm">
          <text:p text:style-name="P5"><text:span text:style-name="T4">`</text:span></text:p>
          <draw:enhanced-geometry svg:viewBox="0 0 21600 21600" draw:type="rectangle" draw:enhanced-path="M 0 0 L 21600 0 21600 21600 0 21600 0 0 Z N"/>
        </draw:custom-shape>
        <draw:custom-shape draw:name="TextBox 75" draw:style-name="gr6" draw:text-style-name="P1" draw:layer="layout" svg:width="7.847cm" svg:height="0.695cm" svg:x="10.802cm" svg:y="1.535cm">
          <text:p text:style-name="P6"><text:span text:style-name="T5">About US | </text:span><text:span text:style-name="T5">사업소개 </text:span><text:span text:style-name="T5">| </text:span><text:span text:style-name="T5">제품소개 </text:span><text:span text:style-name="T5">| </text:span><text:span text:style-name="T5">고객센터</text:span></text:p>
          <draw:enhanced-geometry svg:viewBox="0 0 21600 21600" draw:type="rectangle" draw:enhanced-path="M 0 0 L 21600 0 21600 21600 0 21600 0 0 Z N"/>
        </draw:custom-shape>
        <draw:custom-shape draw:name="TextBox 76" draw:style-name="gr6" draw:text-style-name="P1" draw:layer="layout" svg:width="2.06cm" svg:height="0.505cm" svg:x="16.259cm" svg:y="0.851cm">
          <text:p text:style-name="P6"><text:span text:style-name="T6">Login | Join US</text:span></text:p>
          <draw:enhanced-geometry svg:viewBox="0 0 21600 21600" draw:type="rectangle" draw:enhanced-path="M 0 0 L 21600 0 21600 21600 0 21600 0 0 Z N"/>
        </draw:custom-shape>
        <draw:g draw:name="그룹 77">
          <draw:custom-shape draw:name="직사각형 78" draw:style-name="gr3" draw:text-style-name="P1" draw:layer="layout" svg:width="3.599cm" svg:height="1.199cm" svg:x="0.499cm" svg:y="1.089cm">
            <text:p text:style-name="P2"><text:span text:style-name="T7">`</text:span></text:p>
            <draw:enhanced-geometry svg:viewBox="0 0 21600 21600" draw:type="rectangle" draw:enhanced-path="M 0 0 L 21600 0 21600 21600 0 21600 0 0 Z N"/>
          </draw:custom-shape>
          <draw:line draw:name="직선 연결선 79" draw:style-name="gr4" draw:text-style-name="P2" draw:layer="layout" svg:x1="4.099cm" svg:y1="1.088cm" svg:x2="0.498cm" svg:y2="2.288cm">
            <text:p/>
          </draw:line>
        </draw:g>
        <draw:custom-shape draw:name="TextBox 80" draw:style-name="gr6" draw:text-style-name="P1" draw:layer="layout" svg:width="1.912cm" svg:height="0.843cm" svg:x="0.504cm" svg:y="1.289cm">
          <text:p text:style-name="P6"><text:span text:style-name="T8">LOGO</text:span></text:p>
          <draw:enhanced-geometry svg:viewBox="0 0 21600 21600" draw:type="rectangle" draw:enhanced-path="M 0 0 L 21600 0 21600 21600 0 21600 0 0 Z N"/>
        </draw:custom-shape>
        <draw:g draw:name="그룹 92">
          <draw:custom-shape draw:name="타원 86" draw:style-name="gr7" draw:text-style-name="P1" draw:layer="layout" svg:width="1.799cm" svg:height="1.799cm" svg:x="3.699cm" svg:y="8.54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name="직선 연결선 89" draw:style-name="gr4" draw:text-style-name="P2" draw:layer="layout" svg:x1="5.235cm" svg:y1="8.807cm" svg:x2="3.962cm" svg:y2="10.08cm">
            <text:p/>
          </draw:line>
        </draw:g>
        <draw:g draw:name="그룹 93">
          <draw:custom-shape draw:name="타원 94" draw:style-name="gr7" draw:text-style-name="P1" draw:layer="layout" svg:width="1.799cm" svg:height="1.799cm" svg:x="6.239cm" svg:y="8.54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name="직선 연결선 95" draw:style-name="gr4" draw:text-style-name="P2" draw:layer="layout" svg:x1="7.775cm" svg:y1="8.807cm" svg:x2="6.502cm" svg:y2="10.08cm">
            <text:p/>
          </draw:line>
        </draw:g>
        <draw:g draw:name="그룹 96">
          <draw:custom-shape draw:name="타원 97" draw:style-name="gr7" draw:text-style-name="P1" draw:layer="layout" svg:width="1.799cm" svg:height="1.799cm" svg:x="8.9cm" svg:y="8.54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name="직선 연결선 98" draw:style-name="gr4" draw:text-style-name="P2" draw:layer="layout" svg:x1="10.436cm" svg:y1="8.807cm" svg:x2="9.163cm" svg:y2="10.08cm">
            <text:p/>
          </draw:line>
        </draw:g>
        <draw:g draw:name="그룹 99">
          <draw:custom-shape draw:name="타원 100" draw:style-name="gr7" draw:text-style-name="P1" draw:layer="layout" svg:width="1.799cm" svg:height="1.799cm" svg:x="11.5cm" svg:y="8.54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name="직선 연결선 101" draw:style-name="gr4" draw:text-style-name="P2" draw:layer="layout" svg:x1="13.036cm" svg:y1="8.807cm" svg:x2="11.763cm" svg:y2="10.08cm">
            <text:p/>
          </draw:line>
        </draw:g>
        <draw:g draw:name="그룹 102">
          <draw:custom-shape draw:name="타원 103" draw:style-name="gr7" draw:text-style-name="P1" draw:layer="layout" svg:width="1.799cm" svg:height="1.799cm" svg:x="14.1cm" svg:y="8.54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name="직선 연결선 104" draw:style-name="gr4" draw:text-style-name="P2" draw:layer="layout" svg:x1="15.636cm" svg:y1="8.807cm" svg:x2="14.363cm" svg:y2="10.08cm">
            <text:p/>
          </draw:line>
        </draw:g>
        <draw:custom-shape draw:name="모서리가 둥근 직사각형 105" draw:style-name="gr8" draw:text-style-name="P1" draw:layer="layout" svg:width="1.97cm" svg:height="0.637cm" svg:x="3.792cm" svg:y="10.436cm">
          <text:p text:style-name="P6"><text:span text:style-name="T9">주요제품</text:span><text:span text:style-name="T9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모서리가 둥근 직사각형 106" draw:style-name="gr8" draw:text-style-name="P1" draw:layer="layout" svg:width="1.97cm" svg:height="0.637cm" svg:x="6.413cm" svg:y="10.436cm">
          <text:p text:style-name="P6"><text:span text:style-name="T9">주요제품</text:span><text:span text:style-name="T9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모서리가 둥근 직사각형 107" draw:style-name="gr8" draw:text-style-name="P1" draw:layer="layout" svg:width="1.97cm" svg:height="0.637cm" svg:x="9.082cm" svg:y="10.436cm">
          <text:p text:style-name="P6"><text:span text:style-name="T9">주요제품</text:span><text:span text:style-name="T9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모서리가 둥근 직사각형 108" draw:style-name="gr8" draw:text-style-name="P1" draw:layer="layout" svg:width="1.97cm" svg:height="0.637cm" svg:x="11.702cm" svg:y="10.436cm">
          <text:p text:style-name="P6"><text:span text:style-name="T9">주요제품</text:span><text:span text:style-name="T9">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모서리가 둥근 직사각형 109" draw:style-name="gr8" draw:text-style-name="P1" draw:layer="layout" svg:width="1.97cm" svg:height="0.637cm" svg:x="14.196cm" svg:y="10.436cm">
          <text:p text:style-name="P6"><text:span text:style-name="T9">주요제품</text:span><text:span text:style-name="T9">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모서리가 둥근 직사각형 110" draw:style-name="gr8" draw:text-style-name="P1" draw:layer="layout" svg:width="1.97cm" svg:height="0.637cm" svg:x="0.833cm" svg:y="11.555cm">
          <text:p text:style-name="P6"><text:span text:style-name="T10">공지사항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모서리가 둥근 직사각형 112" draw:style-name="gr8" draw:text-style-name="P1" draw:layer="layout" svg:width="10.703cm" svg:height="1.29cm" svg:x="0.796cm" svg:y="12.254cm">
          <text:p text:style-name="P7"><text:span text:style-name="T9">주요 공지사항입니다</text:span><text:span text:style-name="T9">. <text:s text:c="2"/>2017.03.03</text:span></text:p>
          <text:p text:style-name="P7"><text:span text:style-name="T9">오픈이벤트입니다</text:span><text:span text:style-name="T9">. 2017.02.03</text:span></text:p>
          <text:p text:style-name="P7"><text:span text:style-name="T9">홈페이지 오픈을 축하해 주세요</text:span><text:span text:style-name="T9">. 2017.01.3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모서리가 둥근 직사각형 122" draw:style-name="gr9" draw:text-style-name="P1" draw:layer="layout" svg:width="0.599cm" svg:height="0.599cm" svg:x="3.499cm" svg:y="8.744cm">
          <text:p text:style-name="P5"><text:span text:style-name="T11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모서리가 둥근 직사각형 123" draw:style-name="gr9" draw:text-style-name="P1" draw:layer="layout" svg:width="0.599cm" svg:height="0.599cm" svg:x="9.5cm" svg:y="4.944cm">
          <text:p text:style-name="P5"><text:span text:style-name="T11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모서리가 둥근 직사각형 124" draw:style-name="gr9" draw:text-style-name="P1" draw:layer="layout" svg:width="0.599cm" svg:height="0.599cm" svg:x="0.423cm" svg:y="11.587cm">
          <text:p text:style-name="P5"><text:span text:style-name="T11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0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ase A" draw:style-name="dp1" draw:master-page-name="기본값">
        <draw:custom-shape draw:name="직사각형 33" draw:style-name="gr1" draw:text-style-name="P8" draw:layer="layout" svg:width="18.633cm" svg:height="12.855cm" svg:x="0.277cm" svg:y="0.889cm">
          <text:p/>
          <draw:enhanced-geometry svg:viewBox="0 0 21600 21600" draw:type="rectangle" draw:enhanced-path="M 0 0 L 21600 0 21600 21600 0 21600 0 0 Z N"/>
        </draw:custom-shape>
        <draw:custom-shape draw:name="직사각형 111" draw:style-name="gr2" draw:text-style-name="P8" draw:layer="layout" svg:width="18.601cm" svg:height="0.589cm" svg:x="0.299cm" svg:y="11.544cm">
          <text:p/>
          <draw:enhanced-geometry svg:viewBox="0 0 21600 21600" draw:type="rectangle" draw:enhanced-path="M 0 0 L 21600 0 21600 21600 0 21600 0 0 Z N"/>
        </draw:custom-shape>
        <draw:g draw:name="그룹 85">
          <draw:custom-shape draw:name="직사각형 46" draw:style-name="gr11" draw:text-style-name="P9" draw:layer="layout" svg:width="18.633cm" svg:height="5.613cm" svg:x="0.277cm" svg:y="2.497cm">
            <text:p text:style-name="P2"><text:span text:style-name="T1">`</text:span></text:p>
            <draw:enhanced-geometry svg:viewBox="0 0 21600 21600" draw:type="rectangle" draw:enhanced-path="M 0 0 L 21600 0 21600 21600 0 21600 0 0 Z N"/>
          </draw:custom-shape>
          <draw:line draw:name="직선 연결선 82" draw:style-name="gr4" draw:text-style-name="P2" draw:layer="layout" svg:x1="18.9cm" svg:y1="2.496cm" svg:x2="0.298cm" svg:y2="8.097cm">
            <text:p/>
          </draw:line>
        </draw:g>
        <draw:frame draw:name="텍스트 개체 틀 31" presentation:style-name="pr1" draw:text-style-name="P1" draw:layer="layout" svg:width="6.298cm" svg:height="12.4cm" svg:x="19.101cm" svg:y="1.343cm" presentation:class="outline" presentation:user-transformed="true">
          <draw:text-box>
            <text:list text:style-name="L2">
              <text:list-item>
                <text:p text:style-name="P3"><text:span text:style-name="T2">주요 홍보이미지 롤링 </text:span><text:span text:style-name="T2">(Max. 5</text:span><text:span text:style-name="T2">개</text:span><text:span text:style-name="T2">)</text:span></text:p>
              </text:list-item>
              <text:list-item>
                <text:p text:style-name="P3"><text:span text:style-name="T2">주요 제품 바로가기 </text:span><text:span text:style-name="T2">Icon</text:span><text:span text:style-name="T2"><text:line-break/></text:span><text:span text:style-name="T2">클릭시</text:span><text:span text:style-name="T2">, </text:span><text:span text:style-name="T2">해당 제품소개로 바로가기</text:span><text:span text:style-name="T2">link</text:span></text:p>
              </text:list-item>
              <text:list-item>
                <text:p text:style-name="P3"><text:span text:style-name="T2">공지사항 </text:span><text:span text:style-name="T2">(Max. 3 line)</text:span></text:p>
              </text:list-item>
            </text:list>
          </draw:text-box>
        </draw:frame>
        <draw:frame draw:name="제목 30" presentation:style-name="pr2" draw:text-style-name="P1" draw:layer="layout" svg:width="15.001cm" svg:height="0.81cm" svg:x="3.899cm" svg:y="0.045cm" presentation:class="title" presentation:user-transformed="true">
          <draw:text-box>
            <text:p text:style-name="P4"><text:span text:style-name="T3">Case A</text:span></text:p>
          </draw:text-box>
        </draw:frame>
        <draw:frame draw:name="텍스트 개체 틀 32" presentation:style-name="pr1" draw:text-style-name="P1" draw:layer="layout" svg:width="2.798cm" svg:height="0.798cm" svg:x="1.1cm" svg:y="0.035cm" presentation:class="outline" presentation:user-transformed="true">
          <draw:text-box>
            <text:list text:style-name="L2">
              <text:list-item>
                <text:p text:style-name="P3"><text:span text:style-name="T2">3.1</text:span></text:p>
              </text:list-item>
            </text:list>
          </draw:text-box>
        </draw:frame>
        <draw:custom-shape draw:name="갈매기형 수장 69" draw:style-name="gr5" draw:text-style-name="P8" draw:layer="layout" svg:width="0.326cm" svg:height="1.518cm" svg:x="18.094cm" svg:y="4.574cm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name="갈매기형 수장 70" draw:style-name="gr5" draw:text-style-name="P8" draw:layer="layout" svg:width="0.337cm" svg:height="1.518cm" svg:x="0.544cm" svg:y="4.574cm">
          <text:p/>
          <draw:enhanced-geometry svg:viewBox="0 0 21600 21600" draw:text-areas="0 0 21600 21600" draw:mirror-horizontal="true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name="직사각형 73" draw:style-name="gr1" draw:text-style-name="P8" draw:layer="layout" svg:width="18.633cm" svg:height="1.599cm" svg:x="0.277cm" svg:y="0.889cm">
          <text:p/>
          <draw:enhanced-geometry svg:viewBox="0 0 21600 21600" draw:type="rectangle" draw:enhanced-path="M 0 0 L 21600 0 21600 21600 0 21600 0 0 Z N"/>
        </draw:custom-shape>
        <draw:custom-shape draw:name="직사각형 74" draw:style-name="gr12" draw:text-style-name="P10" draw:layer="layout" svg:width="18.633cm" svg:height="1.599cm" svg:x="0.277cm" svg:y="0.889cm">
          <text:p text:style-name="P5"><text:span text:style-name="T4">`</text:span></text:p>
          <draw:enhanced-geometry svg:viewBox="0 0 21600 21600" draw:type="rectangle" draw:enhanced-path="M 0 0 L 21600 0 21600 21600 0 21600 0 0 Z N"/>
        </draw:custom-shape>
        <draw:custom-shape draw:name="TextBox 75" draw:style-name="gr13" draw:text-style-name="P12" draw:layer="layout" svg:width="7.847cm" svg:height="0.695cm" svg:x="10.802cm" svg:y="1.535cm">
          <text:p text:style-name="P11"><text:span text:style-name="T5">About US | </text:span><text:span text:style-name="T5">사업소개 </text:span><text:span text:style-name="T5">| </text:span><text:span text:style-name="T5">제품소개 </text:span><text:span text:style-name="T5">| </text:span><text:span text:style-name="T5">고객센터</text:span></text:p>
          <draw:enhanced-geometry svg:viewBox="0 0 21600 21600" draw:type="rectangle" draw:enhanced-path="M 0 0 L 21600 0 21600 21600 0 21600 0 0 Z N"/>
        </draw:custom-shape>
        <draw:custom-shape draw:name="TextBox 76" draw:style-name="gr14" draw:text-style-name="P13" draw:layer="layout" svg:width="2.06cm" svg:height="0.505cm" svg:x="16.259cm" svg:y="0.851cm">
          <text:p text:style-name="P6"><text:span text:style-name="T6">Login | Join US</text:span></text:p>
          <draw:enhanced-geometry svg:viewBox="0 0 21600 21600" draw:type="rectangle" draw:enhanced-path="M 0 0 L 21600 0 21600 21600 0 21600 0 0 Z N"/>
        </draw:custom-shape>
        <draw:g draw:name="그룹 77">
          <draw:custom-shape draw:name="직사각형 78" draw:style-name="gr15" draw:text-style-name="P9" draw:layer="layout" svg:width="3.599cm" svg:height="1.199cm" svg:x="0.499cm" svg:y="1.089cm">
            <text:p text:style-name="P2"><text:span text:style-name="T7">`</text:span></text:p>
            <draw:enhanced-geometry svg:viewBox="0 0 21600 21600" draw:type="rectangle" draw:enhanced-path="M 0 0 L 21600 0 21600 21600 0 21600 0 0 Z N"/>
          </draw:custom-shape>
          <draw:line draw:name="직선 연결선 79" draw:style-name="gr4" draw:text-style-name="P2" draw:layer="layout" svg:x1="4.099cm" svg:y1="1.088cm" svg:x2="0.498cm" svg:y2="2.288cm">
            <text:p/>
          </draw:line>
        </draw:g>
        <draw:custom-shape draw:name="TextBox 80" draw:style-name="gr16" draw:text-style-name="P13" draw:layer="layout" svg:width="1.912cm" svg:height="0.843cm" svg:x="0.504cm" svg:y="1.289cm">
          <text:p text:style-name="P6"><text:span text:style-name="T8">LOGO</text:span></text:p>
          <draw:enhanced-geometry svg:viewBox="0 0 21600 21600" draw:type="rectangle" draw:enhanced-path="M 0 0 L 21600 0 21600 21600 0 21600 0 0 Z N"/>
        </draw:custom-shape>
        <draw:g draw:name="그룹 92">
          <draw:custom-shape draw:name="타원 86" draw:style-name="gr7" draw:text-style-name="P1" draw:layer="layout" svg:width="1.799cm" svg:height="1.799cm" svg:x="3.699cm" svg:y="8.54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name="직선 연결선 89" draw:style-name="gr4" draw:text-style-name="P2" draw:layer="layout" svg:x1="5.235cm" svg:y1="8.807cm" svg:x2="3.962cm" svg:y2="10.08cm">
            <text:p/>
          </draw:line>
        </draw:g>
        <draw:g draw:name="그룹 93">
          <draw:custom-shape draw:name="타원 94" draw:style-name="gr7" draw:text-style-name="P1" draw:layer="layout" svg:width="1.799cm" svg:height="1.799cm" svg:x="6.239cm" svg:y="8.54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name="직선 연결선 95" draw:style-name="gr4" draw:text-style-name="P2" draw:layer="layout" svg:x1="7.775cm" svg:y1="8.807cm" svg:x2="6.502cm" svg:y2="10.08cm">
            <text:p/>
          </draw:line>
        </draw:g>
        <draw:g draw:name="그룹 96">
          <draw:custom-shape draw:name="타원 97" draw:style-name="gr7" draw:text-style-name="P1" draw:layer="layout" svg:width="1.799cm" svg:height="1.799cm" svg:x="8.9cm" svg:y="8.54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name="직선 연결선 98" draw:style-name="gr4" draw:text-style-name="P2" draw:layer="layout" svg:x1="10.436cm" svg:y1="8.807cm" svg:x2="9.163cm" svg:y2="10.08cm">
            <text:p/>
          </draw:line>
        </draw:g>
        <draw:g draw:name="그룹 99">
          <draw:custom-shape draw:name="타원 100" draw:style-name="gr7" draw:text-style-name="P1" draw:layer="layout" svg:width="1.799cm" svg:height="1.799cm" svg:x="11.5cm" svg:y="8.54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name="직선 연결선 101" draw:style-name="gr4" draw:text-style-name="P2" draw:layer="layout" svg:x1="13.036cm" svg:y1="8.807cm" svg:x2="11.763cm" svg:y2="10.08cm">
            <text:p/>
          </draw:line>
        </draw:g>
        <draw:g draw:name="그룹 102">
          <draw:custom-shape draw:name="타원 103" draw:style-name="gr7" draw:text-style-name="P1" draw:layer="layout" svg:width="1.799cm" svg:height="1.799cm" svg:x="14.1cm" svg:y="8.54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name="직선 연결선 104" draw:style-name="gr4" draw:text-style-name="P2" draw:layer="layout" svg:x1="15.636cm" svg:y1="8.807cm" svg:x2="14.363cm" svg:y2="10.08cm">
            <text:p/>
          </draw:line>
        </draw:g>
        <draw:custom-shape draw:name="모서리가 둥근 직사각형 105" draw:style-name="gr17" draw:text-style-name="P12" draw:layer="layout" svg:width="1.97cm" svg:height="0.637cm" svg:x="3.792cm" svg:y="10.436cm">
          <text:p text:style-name="P11"><text:span text:style-name="T9">주요제품</text:span><text:span text:style-name="T9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모서리가 둥근 직사각형 106" draw:style-name="gr18" draw:text-style-name="P12" draw:layer="layout" svg:width="1.97cm" svg:height="0.637cm" svg:x="6.413cm" svg:y="10.436cm">
          <text:p text:style-name="P11"><text:span text:style-name="T9">주요제품</text:span><text:span text:style-name="T9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모서리가 둥근 직사각형 107" draw:style-name="gr19" draw:text-style-name="P12" draw:layer="layout" svg:width="1.97cm" svg:height="0.637cm" svg:x="9.082cm" svg:y="10.436cm">
          <text:p text:style-name="P11"><text:span text:style-name="T9">주요제품</text:span><text:span text:style-name="T9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모서리가 둥근 직사각형 108" draw:style-name="gr20" draw:text-style-name="P12" draw:layer="layout" svg:width="1.97cm" svg:height="0.637cm" svg:x="11.702cm" svg:y="10.436cm">
          <text:p text:style-name="P11"><text:span text:style-name="T9">주요제품</text:span><text:span text:style-name="T9">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모서리가 둥근 직사각형 109" draw:style-name="gr21" draw:text-style-name="P12" draw:layer="layout" svg:width="1.97cm" svg:height="0.637cm" svg:x="14.196cm" svg:y="10.436cm">
          <text:p text:style-name="P11"><text:span text:style-name="T9">주요제품</text:span><text:span text:style-name="T9">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모서리가 둥근 직사각형 110" draw:style-name="gr22" draw:text-style-name="P12" draw:layer="layout" svg:width="1.97cm" svg:height="0.637cm" svg:x="0.833cm" svg:y="11.555cm">
          <text:p text:style-name="P11"><text:span text:style-name="T10">공지사항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모서리가 둥근 직사각형 112" draw:style-name="gr23" draw:text-style-name="P15" draw:layer="layout" svg:width="10.703cm" svg:height="1.29cm" svg:x="0.796cm" svg:y="12.254cm">
          <text:p text:style-name="P14"><text:span text:style-name="T9">주요 공지사항입니다</text:span><text:span text:style-name="T9">. <text:s text:c="2"/>2017.03.03</text:span></text:p>
          <text:p text:style-name="P14"><text:span text:style-name="T9">오픈이벤트입니다</text:span><text:span text:style-name="T9">. 2017.02.03</text:span></text:p>
          <text:p text:style-name="P14"><text:span text:style-name="T9">홈페이지 오픈을 축하해 주세요</text:span><text:span text:style-name="T9">. 2017.01.3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모서리가 둥근 직사각형 122" draw:style-name="gr24" draw:text-style-name="P10" draw:layer="layout" svg:width="0.599cm" svg:height="0.599cm" svg:x="3.499cm" svg:y="8.744cm">
          <text:p text:style-name="P5"><text:span text:style-name="T11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모서리가 둥근 직사각형 123" draw:style-name="gr25" draw:text-style-name="P10" draw:layer="layout" svg:width="0.599cm" svg:height="0.599cm" svg:x="9.5cm" svg:y="4.944cm">
          <text:p text:style-name="P5"><text:span text:style-name="T11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모서리가 둥근 직사각형 124" draw:style-name="gr26" draw:text-style-name="P10" draw:layer="layout" svg:width="0.599cm" svg:height="0.599cm" svg:x="0.423cm" svg:y="11.587cm">
          <text:p text:style-name="P5"><text:span text:style-name="T11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0" draw:layer="layout" svg:width="14.848cm" svg:height="11.136cm" svg:x="3.075cm" svg:y="2.257cm" draw:page-number="2" presentation:class="page"/>
          <draw:frame presentation:style-name="pr3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기본값">
        <draw:custom-shape draw:name="직사각형 33" draw:style-name="gr1" draw:text-style-name="P8" draw:layer="layout" svg:width="18.633cm" svg:height="12.855cm" svg:x="0.277cm" svg:y="0.889cm">
          <text:p/>
          <draw:enhanced-geometry svg:viewBox="0 0 21600 21600" draw:type="rectangle" draw:enhanced-path="M 0 0 L 21600 0 21600 21600 0 21600 0 0 Z N"/>
        </draw:custom-shape>
        <draw:custom-shape draw:name="직사각형 111" draw:style-name="gr2" draw:text-style-name="P8" draw:layer="layout" svg:width="18.601cm" svg:height="0.589cm" svg:x="0.299cm" svg:y="11.544cm">
          <text:p/>
          <draw:enhanced-geometry svg:viewBox="0 0 21600 21600" draw:type="rectangle" draw:enhanced-path="M 0 0 L 21600 0 21600 21600 0 21600 0 0 Z N"/>
        </draw:custom-shape>
        <draw:g draw:name="그룹 85">
          <draw:custom-shape draw:name="직사각형 46" draw:style-name="gr27" draw:text-style-name="P9" draw:layer="layout" svg:width="18.633cm" svg:height="5.613cm" svg:x="0.277cm" svg:y="2.497cm">
            <text:p text:style-name="P2"><text:span text:style-name="T1">`</text:span></text:p>
            <draw:enhanced-geometry svg:viewBox="0 0 21600 21600" draw:type="rectangle" draw:enhanced-path="M 0 0 L 21600 0 21600 21600 0 21600 0 0 Z N"/>
          </draw:custom-shape>
          <draw:line draw:name="직선 연결선 82" draw:style-name="gr4" draw:text-style-name="P2" draw:layer="layout" svg:x1="18.9cm" svg:y1="2.496cm" svg:x2="0.298cm" svg:y2="8.097cm">
            <text:p/>
          </draw:line>
        </draw:g>
        <draw:frame draw:name="텍스트 개체 틀 31" presentation:style-name="pr1" draw:text-style-name="P1" draw:layer="layout" svg:width="6.298cm" svg:height="12.4cm" svg:x="19.101cm" svg:y="1.343cm" presentation:class="outline" presentation:user-transformed="true">
          <draw:text-box>
            <text:list text:style-name="L2">
              <text:list-item>
                <text:p text:style-name="P3"><text:span text:style-name="T2">주요 홍보이미지 롤링 </text:span><text:span text:style-name="T2">(Max. 5</text:span><text:span text:style-name="T2">개</text:span><text:span text:style-name="T2">)</text:span></text:p>
              </text:list-item>
              <text:list-item>
                <text:p text:style-name="P3"><text:span text:style-name="T2">주요 제품 바로가기 </text:span><text:span text:style-name="T2">Icon</text:span><text:span text:style-name="T2"><text:line-break/></text:span><text:span text:style-name="T2">클릭시</text:span><text:span text:style-name="T2">, </text:span><text:span text:style-name="T2">해당 제품소개로 바로가기</text:span><text:span text:style-name="T2">link</text:span></text:p>
              </text:list-item>
              <text:list-item>
                <text:p text:style-name="P3"><text:span text:style-name="T2">공지사항 </text:span><text:span text:style-name="T2">(Max. 3 line)</text:span></text:p>
              </text:list-item>
            </text:list>
          </draw:text-box>
        </draw:frame>
        <draw:frame draw:name="제목 30" presentation:style-name="pr2" draw:text-style-name="P1" draw:layer="layout" svg:width="15.001cm" svg:height="0.81cm" svg:x="3.899cm" svg:y="0.045cm" presentation:class="title" presentation:user-transformed="true">
          <draw:text-box>
            <text:p text:style-name="P4"><text:span text:style-name="T3">Case A</text:span></text:p>
          </draw:text-box>
        </draw:frame>
        <draw:frame draw:name="텍스트 개체 틀 32" presentation:style-name="pr1" draw:text-style-name="P1" draw:layer="layout" svg:width="2.798cm" svg:height="0.798cm" svg:x="1.1cm" svg:y="0.035cm" presentation:class="outline" presentation:user-transformed="true">
          <draw:text-box>
            <text:list text:style-name="L2">
              <text:list-item>
                <text:p text:style-name="P3"><text:span text:style-name="T2">3.1</text:span></text:p>
              </text:list-item>
            </text:list>
          </draw:text-box>
        </draw:frame>
        <draw:custom-shape draw:name="갈매기형 수장 69" draw:style-name="gr5" draw:text-style-name="P8" draw:layer="layout" svg:width="0.326cm" svg:height="1.518cm" svg:x="18.094cm" svg:y="4.574cm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name="갈매기형 수장 70" draw:style-name="gr5" draw:text-style-name="P8" draw:layer="layout" svg:width="0.337cm" svg:height="1.518cm" svg:x="0.544cm" svg:y="4.574cm">
          <text:p/>
          <draw:enhanced-geometry svg:viewBox="0 0 21600 21600" draw:text-areas="0 0 21600 21600" draw:mirror-horizontal="true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name="직사각형 73" draw:style-name="gr1" draw:text-style-name="P8" draw:layer="layout" svg:width="18.633cm" svg:height="1.599cm" svg:x="0.277cm" svg:y="0.889cm">
          <text:p/>
          <draw:enhanced-geometry svg:viewBox="0 0 21600 21600" draw:type="rectangle" draw:enhanced-path="M 0 0 L 21600 0 21600 21600 0 21600 0 0 Z N"/>
        </draw:custom-shape>
        <draw:custom-shape draw:name="직사각형 74" draw:style-name="gr28" draw:text-style-name="P10" draw:layer="layout" svg:width="18.633cm" svg:height="1.599cm" svg:x="0.277cm" svg:y="0.889cm">
          <text:p text:style-name="P5"><text:span text:style-name="T4">`</text:span></text:p>
          <draw:enhanced-geometry svg:viewBox="0 0 21600 21600" draw:type="rectangle" draw:enhanced-path="M 0 0 L 21600 0 21600 21600 0 21600 0 0 Z N"/>
        </draw:custom-shape>
        <draw:custom-shape draw:name="TextBox 75" draw:style-name="gr29" draw:text-style-name="P12" draw:layer="layout" svg:width="7.847cm" svg:height="0.695cm" svg:x="10.802cm" svg:y="1.535cm">
          <text:p text:style-name="P11"><text:span text:style-name="T5">About US | </text:span><text:span text:style-name="T5">사업소개 </text:span><text:span text:style-name="T5">| </text:span><text:span text:style-name="T5">제품소개 </text:span><text:span text:style-name="T5">| </text:span><text:span text:style-name="T5">고객센터</text:span></text:p>
          <draw:enhanced-geometry svg:viewBox="0 0 21600 21600" draw:type="rectangle" draw:enhanced-path="M 0 0 L 21600 0 21600 21600 0 21600 0 0 Z N"/>
        </draw:custom-shape>
        <draw:custom-shape draw:name="TextBox 76" draw:style-name="gr30" draw:text-style-name="P13" draw:layer="layout" svg:width="2.06cm" svg:height="0.505cm" svg:x="16.259cm" svg:y="0.851cm">
          <text:p text:style-name="P6"><text:span text:style-name="T6">Login | Join US</text:span></text:p>
          <draw:enhanced-geometry svg:viewBox="0 0 21600 21600" draw:type="rectangle" draw:enhanced-path="M 0 0 L 21600 0 21600 21600 0 21600 0 0 Z N"/>
        </draw:custom-shape>
        <draw:g draw:name="그룹 77">
          <draw:custom-shape draw:name="직사각형 78" draw:style-name="gr31" draw:text-style-name="P9" draw:layer="layout" svg:width="3.599cm" svg:height="1.199cm" svg:x="0.499cm" svg:y="1.089cm">
            <text:p text:style-name="P2"><text:span text:style-name="T7">`</text:span></text:p>
            <draw:enhanced-geometry svg:viewBox="0 0 21600 21600" draw:type="rectangle" draw:enhanced-path="M 0 0 L 21600 0 21600 21600 0 21600 0 0 Z N"/>
          </draw:custom-shape>
          <draw:line draw:name="직선 연결선 79" draw:style-name="gr4" draw:text-style-name="P2" draw:layer="layout" svg:x1="4.099cm" svg:y1="1.088cm" svg:x2="0.498cm" svg:y2="2.288cm">
            <text:p/>
          </draw:line>
        </draw:g>
        <draw:custom-shape draw:name="TextBox 80" draw:style-name="gr32" draw:text-style-name="P13" draw:layer="layout" svg:width="1.912cm" svg:height="0.843cm" svg:x="0.504cm" svg:y="1.289cm">
          <text:p text:style-name="P6"><text:span text:style-name="T8">LOGO</text:span></text:p>
          <draw:enhanced-geometry svg:viewBox="0 0 21600 21600" draw:type="rectangle" draw:enhanced-path="M 0 0 L 21600 0 21600 21600 0 21600 0 0 Z N"/>
        </draw:custom-shape>
        <draw:g draw:name="그룹 92">
          <draw:custom-shape draw:name="타원 86" draw:style-name="gr7" draw:text-style-name="P1" draw:layer="layout" svg:width="1.799cm" svg:height="1.799cm" svg:x="3.699cm" svg:y="8.54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name="직선 연결선 89" draw:style-name="gr4" draw:text-style-name="P2" draw:layer="layout" svg:x1="5.235cm" svg:y1="8.807cm" svg:x2="3.962cm" svg:y2="10.08cm">
            <text:p/>
          </draw:line>
        </draw:g>
        <draw:g draw:name="그룹 93">
          <draw:custom-shape draw:name="타원 94" draw:style-name="gr7" draw:text-style-name="P1" draw:layer="layout" svg:width="1.799cm" svg:height="1.799cm" svg:x="6.239cm" svg:y="8.54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name="직선 연결선 95" draw:style-name="gr4" draw:text-style-name="P2" draw:layer="layout" svg:x1="7.775cm" svg:y1="8.807cm" svg:x2="6.502cm" svg:y2="10.08cm">
            <text:p/>
          </draw:line>
        </draw:g>
        <draw:g draw:name="그룹 96">
          <draw:custom-shape draw:name="타원 97" draw:style-name="gr7" draw:text-style-name="P1" draw:layer="layout" svg:width="1.799cm" svg:height="1.799cm" svg:x="8.9cm" svg:y="8.54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name="직선 연결선 98" draw:style-name="gr4" draw:text-style-name="P2" draw:layer="layout" svg:x1="10.436cm" svg:y1="8.807cm" svg:x2="9.163cm" svg:y2="10.08cm">
            <text:p/>
          </draw:line>
        </draw:g>
        <draw:g draw:name="그룹 99">
          <draw:custom-shape draw:name="타원 100" draw:style-name="gr7" draw:text-style-name="P1" draw:layer="layout" svg:width="1.799cm" svg:height="1.799cm" svg:x="11.5cm" svg:y="8.54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name="직선 연결선 101" draw:style-name="gr4" draw:text-style-name="P2" draw:layer="layout" svg:x1="13.036cm" svg:y1="8.807cm" svg:x2="11.763cm" svg:y2="10.08cm">
            <text:p/>
          </draw:line>
        </draw:g>
        <draw:g draw:name="그룹 102">
          <draw:custom-shape draw:name="타원 103" draw:style-name="gr7" draw:text-style-name="P1" draw:layer="layout" svg:width="1.799cm" svg:height="1.799cm" svg:x="14.1cm" svg:y="8.54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name="직선 연결선 104" draw:style-name="gr4" draw:text-style-name="P2" draw:layer="layout" svg:x1="15.636cm" svg:y1="8.807cm" svg:x2="14.363cm" svg:y2="10.08cm">
            <text:p/>
          </draw:line>
        </draw:g>
        <draw:custom-shape draw:name="모서리가 둥근 직사각형 105" draw:style-name="gr33" draw:text-style-name="P12" draw:layer="layout" svg:width="1.97cm" svg:height="0.637cm" svg:x="3.792cm" svg:y="10.436cm">
          <text:p text:style-name="P11"><text:span text:style-name="T9">주요제품</text:span><text:span text:style-name="T9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모서리가 둥근 직사각형 106" draw:style-name="gr34" draw:text-style-name="P12" draw:layer="layout" svg:width="1.97cm" svg:height="0.637cm" svg:x="6.413cm" svg:y="10.436cm">
          <text:p text:style-name="P11"><text:span text:style-name="T9">주요제품</text:span><text:span text:style-name="T9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모서리가 둥근 직사각형 107" draw:style-name="gr35" draw:text-style-name="P12" draw:layer="layout" svg:width="1.97cm" svg:height="0.637cm" svg:x="9.082cm" svg:y="10.436cm">
          <text:p text:style-name="P11"><text:span text:style-name="T9">주요제품</text:span><text:span text:style-name="T9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모서리가 둥근 직사각형 108" draw:style-name="gr36" draw:text-style-name="P12" draw:layer="layout" svg:width="1.97cm" svg:height="0.637cm" svg:x="11.702cm" svg:y="10.436cm">
          <text:p text:style-name="P11"><text:span text:style-name="T9">주요제품</text:span><text:span text:style-name="T9">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모서리가 둥근 직사각형 109" draw:style-name="gr37" draw:text-style-name="P12" draw:layer="layout" svg:width="1.97cm" svg:height="0.637cm" svg:x="14.196cm" svg:y="10.436cm">
          <text:p text:style-name="P11"><text:span text:style-name="T9">주요제품</text:span><text:span text:style-name="T9">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모서리가 둥근 직사각형 110" draw:style-name="gr38" draw:text-style-name="P12" draw:layer="layout" svg:width="1.97cm" svg:height="0.637cm" svg:x="0.833cm" svg:y="11.555cm">
          <text:p text:style-name="P11"><text:span text:style-name="T10">공지사항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모서리가 둥근 직사각형 112" draw:style-name="gr39" draw:text-style-name="P15" draw:layer="layout" svg:width="10.703cm" svg:height="1.29cm" svg:x="0.796cm" svg:y="12.254cm">
          <text:p text:style-name="P14"><text:span text:style-name="T9">주요 공지사항입니다</text:span><text:span text:style-name="T9">. <text:s text:c="2"/>2017.03.03</text:span></text:p>
          <text:p text:style-name="P14"><text:span text:style-name="T9">오픈이벤트입니다</text:span><text:span text:style-name="T9">. 2017.02.03</text:span></text:p>
          <text:p text:style-name="P14"><text:span text:style-name="T9">홈페이지 오픈을 축하해 주세요</text:span><text:span text:style-name="T9">. 2017.01.3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모서리가 둥근 직사각형 122" draw:style-name="gr40" draw:text-style-name="P10" draw:layer="layout" svg:width="0.599cm" svg:height="0.599cm" svg:x="3.499cm" svg:y="8.744cm">
          <text:p text:style-name="P5"><text:span text:style-name="T11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모서리가 둥근 직사각형 123" draw:style-name="gr41" draw:text-style-name="P10" draw:layer="layout" svg:width="0.599cm" svg:height="0.599cm" svg:x="9.5cm" svg:y="4.944cm">
          <text:p text:style-name="P5"><text:span text:style-name="T11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모서리가 둥근 직사각형 124" draw:style-name="gr42" draw:text-style-name="P10" draw:layer="layout" svg:width="0.599cm" svg:height="0.599cm" svg:x="0.423cm" svg:y="11.587cm">
          <text:p text:style-name="P5"><text:span text:style-name="T11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0" draw:layer="layout" svg:width="14.848cm" svg:height="11.136cm" svg:x="3.075cm" svg:y="2.257cm" draw:page-number="3" presentation:class="page"/>
          <draw:frame presentation:style-name="pr3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바탕" style:font-family-generic="roman" style:font-pitch="variable" fo:font-size="24pt" fo:language="en" fo:country="US" style:font-family-asian="바탕" style:font-family-generic-asian="system" style:font-pitch-asian="variable" style:font-size-asian="24pt" style:language-asian="ko" style:country-asian="KR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굴림" style:font-family-generic="roman" style:font-pitch="variable" fo:font-size="18pt" fo:font-style="normal" fo:text-shadow="none" style:text-underline-style="none" fo:font-weight="normal" style:letter-kerning="true" style:font-family-asian="굴림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채우기와_20_선이_20_없는_20_개체" style:display-name="채우기와 선이 없는 개체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기본값-background" style:family="presentation">
      <style:graphic-properties draw:stroke="none" draw:fill="solid" draw:fill-color="#ffffff"/>
      <style:text-properties style:letter-kerning="true"/>
    </style:style>
    <style:style style:name="기본값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기본값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굴림" style:font-family-generic="roman" style:font-pitch="variable" fo:font-size="20pt" fo:font-style="normal" fo:text-shadow="none" style:text-underline-style="none" fo:font-weight="normal" style:letter-kerning="true" style:font-family-asian="굴림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기본값-outline1" style:family="presentation">
      <style:graphic-properties draw:stroke="none" draw:fill="none">
        <text:list-style style:name="기본값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 style:writing-mode="lr-tb"/>
      <style:text-properties fo:color="#000000" style:text-outline="false" style:text-line-through-style="none" fo:font-family="'맑은 고딕'" fo:font-size="32pt" fo:letter-spacing="normal" fo:language="ko" fo:country="KR" fo:font-style="normal" fo:text-shadow="none" style:text-underline-style="none" fo:font-weight="normal" style:letter-kerning="true" style:font-family-asian="굴림" style:font-family-generic-asian="system" style:font-pitch-asian="variable" style:font-size-asian="32pt" style:language-asian="ko" style:country-asian="KR" style:font-style-asian="normal" style:font-weight-asian="normal" style:font-family-complex="Arial" style:font-family-generic-complex="system" style:font-pitch-complex="variable" style:font-size-complex="32pt" style:language-complex="ko" style:country-complex="KR" style:font-style-complex="normal" style:font-weight-complex="normal" style:text-emphasize="none" style:font-relief="none" style:text-overline-style="none" style:text-overline-color="font-color" fo:hyphenate="true"/>
    </style:style>
    <style:style style:name="기본값-outline2" style:family="presentation" style:parent-style-name="기본값-outline1">
      <style:paragraph-properties fo:margin-top="0cm" fo:margin-bottom="0.4cm" fo:text-align="start" style:punctuation-wrap="hanging" style:writing-mode="lr-tb"/>
      <style:text-properties fo:color="#000000" style:text-line-through-style="none" fo:font-family="'맑은 고딕'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true"/>
    </style:style>
    <style:style style:name="기본값-outline3" style:family="presentation" style:parent-style-name="기본값-outline2">
      <style:paragraph-properties fo:margin-top="0cm" fo:margin-bottom="0.3cm" fo:text-align="start" style:punctuation-wrap="hanging" style:writing-mode="lr-tb"/>
      <style:text-properties fo:color="#000000" style:text-line-through-style="none" fo:font-family="'맑은 고딕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true"/>
    </style:style>
    <style:style style:name="기본값-outline4" style:family="presentation" style:parent-style-name="기본값-outline3">
      <style:paragraph-properties fo:margin-top="0cm" fo:margin-bottom="0.2cm" fo:text-align="start" style:punctuation-wrap="hanging" style:writing-mode="lr-tb"/>
      <style:text-properties fo:color="#000000" style:text-line-through-style="none" fo:font-family="'맑은 고딕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true"/>
    </style:style>
    <style:style style:name="기본값-outline5" style:family="presentation" style:parent-style-name="기본값-outline4">
      <style:paragraph-properties fo:margin-top="0cm" fo:margin-bottom="0.1cm"/>
      <style:text-properties fo:font-size="20pt" style:font-size-asian="20pt" style:font-size-complex="20pt"/>
    </style:style>
    <style:style style:name="기본값-outline6" style:family="presentation" style:parent-style-name="기본값-outline5">
      <style:paragraph-properties fo:margin-top="0cm" fo:margin-bottom="0.1cm"/>
      <style:text-properties fo:font-size="20pt" style:font-size-asian="20pt" style:font-size-complex="20pt"/>
    </style:style>
    <style:style style:name="기본값-outline7" style:family="presentation" style:parent-style-name="기본값-outline6">
      <style:paragraph-properties fo:margin-top="0cm" fo:margin-bottom="0.1cm"/>
      <style:text-properties fo:font-size="20pt" style:font-size-asian="20pt" style:font-size-complex="20pt"/>
    </style:style>
    <style:style style:name="기본값-outline8" style:family="presentation" style:parent-style-name="기본값-outline7">
      <style:paragraph-properties fo:margin-top="0cm" fo:margin-bottom="0.1cm"/>
      <style:text-properties fo:font-size="20pt" style:font-size-asian="20pt" style:font-size-complex="20pt"/>
    </style:style>
    <style:style style:name="기본값-outline9" style:family="presentation" style:parent-style-name="기본값-outline8">
      <style:paragraph-properties fo:margin-top="0cm" fo:margin-bottom="0.1cm"/>
      <style:text-properties fo:font-size="20pt" style:font-size-asian="20pt" style:font-size-complex="20pt"/>
    </style:style>
    <style:style style:name="기본값-subtitle" style:family="presentation">
      <style:graphic-properties draw:stroke="none" draw:fill="none" draw:textarea-vertical-align="middle">
        <text:list-style style:name="기본값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굴림" style:font-family-generic="roman" style:font-pitch="variable" fo:font-size="32pt" fo:font-style="normal" fo:text-shadow="none" style:text-underline-style="none" fo:font-weight="normal" style:letter-kerning="true" style:font-family-asian="굴림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-title" style:family="presentation">
      <style:graphic-properties draw:stroke="none" draw:fill="none" draw:textarea-vertical-align="middle">
        <text:list-style style:name="기본값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 style:writing-mode="lr-tb"/>
      <style:text-properties fo:color="#000000" style:text-outline="false" style:text-line-through-style="none" fo:font-family="'맑은 고딕'" fo:font-size="18pt" fo:letter-spacing="normal" fo:language="ko" fo:country="KR" fo:font-style="normal" fo:text-shadow="none" style:text-underline-style="none" fo:font-weight="normal" style:letter-kerning="true" style:font-family-asian="굴림" style:font-family-generic-asian="system" style:font-pitch-asian="variable" style:font-size-asian="18pt" style:language-asian="ko" style:country-asian="KR" style:font-style-asian="normal" style:font-weight-asian="normal" style:font-family-complex="Arial" style:font-family-generic-complex="system" style:font-pitch-complex="variable" style:font-size-complex="18pt" style:language-complex="ko" style:country-complex="KR" style:font-style-complex="normal" style:font-weight-complex="normal" style:text-emphasize="none" style:font-relief="none" style:text-overline-style="none" style:text-overline-color="font-color" fo:hyphenate="tru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26cm" draw:stroke-linejoin="miter" draw:fill="solid" draw:fill-color="#808080" draw:textarea-vertical-align="middle" draw:auto-grow-height="false" fo:min-height="0cm" fo:min-width="0cm" fo:padding-top="0.109cm" fo:padding-bottom="0.109cm" fo:padding-left="0.219cm" fo:padding-right="0.219cm" fo:wrap-option="no-wrap"/>
    </style:style>
    <style:style style:name="Mgr4" style:family="graphic" style:parent-style-name="standard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solid" svg:stroke-width="0.026cm" svg:stroke-color="#808080" draw:stroke-linejoin="miter" draw:fill="none" draw:textarea-vertical-align="middle" draw:auto-grow-height="false" fo:min-height="0cm" fo:min-width="0cm" fo:padding-top="0.109cm" fo:padding-bottom="0.109cm" fo:padding-left="0.219cm" fo:padding-right="0.219cm" fo:wrap-option="no-wrap"/>
    </style:style>
    <style:style style:name="Mpr1" style:family="presentation" style:parent-style-name="기본값-backgroundobjects">
      <style:graphic-properties draw:stroke="none" svg:stroke-width="0cm" draw:fill="none" draw:fill-color="#ffffff" draw:textarea-vertical-align="middle" draw:auto-grow-height="false" fo:min-height="9.43cm" fo:padding-top="0.127cm" fo:padding-bottom="0.127cm" fo:padding-left="0.254cm" fo:padding-right="0.254cm" fo:wrap-option="wrap"/>
    </style:style>
    <style:style style:name="Mpr2" style:family="presentation" style:parent-style-name="기본값-outline1">
      <style:graphic-properties draw:stroke="none" svg:stroke-width="0cm" draw:fill="none" draw:textarea-vertical-align="top" draw:auto-grow-height="false" fo:min-height="9.43cm" fo:padding-top="0.125cm" fo:padding-bottom="0.125cm" fo:padding-left="0.1cm" fo:padding-right="0cm" fo:wrap-option="wrap"/>
    </style:style>
    <style:style style:name="Mpr3" style:family="presentation" style:parent-style-name="기본값-title">
      <style:graphic-properties draw:stroke="none" svg:stroke-width="0cm" draw:fill="none" draw:textarea-vertical-align="top" draw:auto-grow-height="false" fo:min-height="2.386cm" fo:padding-top="0.125cm" fo:padding-bottom="0.125cm" fo:padding-left="0.25cm" fo:padding-right="0.25cm" fo:wrap-option="wrap"/>
    </style:style>
    <style:style style:name="Mpr4" style:family="presentation" style:parent-style-name="기본값-outline1">
      <style:graphic-properties draw:stroke="none" svg:stroke-width="0cm" draw:fill="none" draw:textarea-vertical-align="top" draw:auto-grow-height="false" fo:min-height="9.43cm" fo:padding-top="0.125cm" fo:padding-bottom="0.125cm" fo:padding-left="0cm" fo:padding-right="0cm" fo:wrap-option="wrap"/>
    </style:style>
    <style:style style:name="Mpr5" style:family="presentation" style:parent-style-name="기본값-backgroundobjects">
      <style:graphic-properties draw:stroke="none" draw:fill="none" draw:fill-color="#ffffff" draw:auto-grow-height="false" fo:min-height="1.485cm"/>
    </style:style>
    <style:style style:name="Mpr6" style:family="presentation" style:parent-style-name="기본값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4pt" style:font-size-asian="14pt" style:font-size-complex="14pt" fo:hyphenate="true"/>
    </style:style>
    <style:style style:name="MP4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P5" style:family="paragraph">
      <style:paragraph-properties fo:margin-left="0cm" fo:margin-right="0cm" fo:margin-top="0.317cm" fo:margin-bottom="0cm" fo:text-align="center" fo:text-indent="0cm" style:punctuation-wrap="hanging" style:writing-mode="lr-tb"/>
      <style:text-properties fo:font-size="18pt" fo:hyphenate="true"/>
    </style:style>
    <style:style style:name="MP6" style:family="paragraph">
      <style:paragraph-properties style:font-independent-line-spacing="true"/>
      <style:text-properties fo:font-size="18pt"/>
    </style:style>
    <style:style style:name="MP7" style:family="paragraph">
      <style:text-properties fo:font-size="18pt"/>
    </style:style>
    <style:style style:name="MP8" style:family="paragraph">
      <style:paragraph-properties fo:margin-left="0cm" fo:margin-right="0cm" fo:margin-top="0.056cm" fo:margin-bottom="0.5cm" fo:text-align="start" fo:text-indent="0cm" style:punctuation-wrap="hanging" style:writing-mode="lr-tb"/>
      <style:text-properties fo:font-size="18pt" fo:hyphenate="true"/>
    </style:style>
    <style:style style:name="MP9" style:family="paragraph">
      <style:paragraph-properties fo:margin-left="0cm" fo:margin-right="0cm" fo:margin-top="0.049cm" fo:margin-bottom="0.5cm" fo:text-align="start" fo:text-indent="0cm" style:punctuation-wrap="hanging" style:writing-mode="lr-tb"/>
      <style:text-properties fo:font-size="18pt" fo:hyphenate="true"/>
    </style:style>
    <style:style style:name="MP10" style:family="paragraph">
      <style:paragraph-properties fo:margin-top="0cm" fo:margin-bottom="0cm" fo:text-align="start" style:punctuation-wrap="hanging" style:writing-mode="lr-tb"/>
      <style:text-properties fo:font-size="18pt" fo:hyphenate="true"/>
    </style:style>
    <style:style style:name="MP11" style:family="paragraph">
      <style:paragraph-properties fo:margin-left="0.953cm" fo:margin-right="0cm" fo:margin-top="0.07cm" fo:margin-bottom="0.5cm" fo:text-align="start" fo:text-indent="-0.952cm" style:punctuation-wrap="hanging" style:writing-mode="lr-tb"/>
      <style:text-properties fo:font-size="18pt" fo:hyphenate="true"/>
    </style:style>
    <style:style style:name="MT1" style:family="text">
      <style:text-properties fo:color="#000000" style:text-line-through-style="none" fo:font-family="'맑은 고딕'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2" style:family="text">
      <style:text-properties fo:color="#000000" style:text-line-through-style="none" fo:font-size="8pt" fo:letter-spacing="normal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MT3" style:family="text">
      <style:text-properties fo:color="#000000" style:text-line-through-style="none" fo:font-family="'맑은 고딕'" fo:font-size="8pt" fo:letter-spacing="normal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MT4" style:family="text">
      <style:text-properties fo:color="#000000" style:text-line-through-style="none" fo:font-family="'맑은 고딕'" fo:font-size="7pt" fo:letter-spacing="normal" fo:font-style="normal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MT5" style:family="text">
      <style:text-properties fo:color="#000000" style:text-line-through-style="none" fo:font-family="'맑은 고딕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6" style:family="text">
      <style:text-properties fo:color="#000000" style:text-line-through-style="none" fo:font-size="10pt" fo:letter-spacing="normal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ffffff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①, ②, ③, ...">
        <style:list-level-properties text:space-before="0.001cm" text:min-label-width="0.952cm"/>
        <style:text-properties style:use-window-font-color="true" fo:font-size="4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number text:level="1" style:num-format="①, ②, ③, ...">
        <style:list-level-properties text:space-before="0.001cm" text:min-label-width="0.952cm"/>
        <style:text-properties style:use-window-font-color="true" fo:font-size="45%"/>
      </text:list-level-style-number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숫자&gt;</text:page-number></text:p>
        </draw:text-box>
      </draw:frame>
    </style:handout-master>
    <style:master-page style:name="기본값" style:page-layout-name="PM1" draw:style-name="Mdp1">
      <draw:frame draw:name="슬라이드 번호 개체 틀 5" presentation:style-name="Mpr1" draw:text-style-name="MP4" draw:layer="backgroundobjects" svg:width="1.525cm" svg:height="0.762cm" svg:x="23.874cm" svg:y="0cm" presentation:class="page-number" presentation:user-transformed="true">
        <draw:text-box>
          <text:p text:style-name="MP3"><text:span text:style-name="MT1"><text:page-number>&lt;숫자&gt;</text:page-number></text:span></text:p>
        </draw:text-box>
      </draw:frame>
      <draw:custom-shape draw:name="Rectangle 34" draw:style-name="Mgr3" draw:text-style-name="MP6" draw:layer="backgroundobjects" svg:width="6.298cm" svg:height="0.537cm" svg:x="19.101cm" svg:y="0.743cm">
        <text:p text:style-name="MP5"><text:span text:style-name="MT2">Description (</text:span><text:span text:style-name="MT2">화면설명</text:span><text:span text:style-name="MT2">)</text:span></text:p>
        <draw:enhanced-geometry svg:viewBox="0 0 21600 21600" draw:type="rectangle" draw:enhanced-path="M 0 0 L 21600 0 21600 21600 0 21600 0 0 Z N"/>
      </draw:custom-shape>
      <draw:custom-shape draw:name="TextBox 17" draw:style-name="Mgr4" draw:text-style-name="MP6" draw:layer="backgroundobjects" svg:width="5.918cm" svg:height="0.683cm" svg:x="19.211cm" svg:y="1.904cm">
        <text:p/>
        <draw:enhanced-geometry svg:viewBox="0 0 21600 21600" draw:type="rectangle" draw:enhanced-path="M 0 0 L 21600 0 21600 21600 0 21600 0 0 Z N"/>
      </draw:custom-shape>
      <draw:custom-shape draw:name="Rectangle 7" draw:style-name="Mgr5" draw:text-style-name="MP6" draw:layer="backgroundobjects" svg:width="6.298cm" svg:height="12.962cm" svg:x="19.101cm" svg:y="0.743cm">
        <text:p/>
        <draw:enhanced-geometry svg:viewBox="0 0 21600 21600" draw:type="rectangle" draw:enhanced-path="M 0 0 L 21600 0 21600 21600 0 21600 0 0 Z N"/>
      </draw:custom-shape>
      <draw:frame draw:name="텍스트 개체 틀 12" presentation:style-name="Mpr2" draw:text-style-name="MP6" draw:layer="backgroundobjects" svg:width="6.298cm" svg:height="12.4cm" svg:x="19.101cm" svg:y="1.343cm" presentation:class="outline" presentation:user-transformed="true">
        <draw:text-box>
          <text:list text:style-name="ML4">
            <text:list-item>
              <text:p text:style-name="MP7"><text:span text:style-name="MT3">개요 텍스트의 서식을 편집하려면 클릭하십시오</text:span></text:p>
              <text:list>
                <text:list-item>
                  <text:p text:style-name="MP7"><text:span text:style-name="MT3">2</text:span><text:span text:style-name="MT3">번째 개요 수준</text:span></text:p>
                  <text:list>
                    <text:list-item>
                      <text:p text:style-name="MP7"><text:span text:style-name="MT3">3</text:span><text:span text:style-name="MT3">번째 개요 수준</text:span></text:p>
                      <text:list>
                        <text:list-item>
                          <text:p text:style-name="MP7"><text:span text:style-name="MT3">4</text:span><text:span text:style-name="MT3">번째 개요 수준</text:span></text:p>
                          <text:list>
                            <text:list-item>
                              <text:p text:style-name="MP7"><text:span text:style-name="MT3">5</text:span><text:span text:style-name="MT3">번째 개요 수준</text:span></text:p>
                              <text:list>
                                <text:list-item>
                                  <text:p text:style-name="MP7"><text:span text:style-name="MT3">6</text:span><text:span text:style-name="MT3">번째 개요 수준</text:span></text:p>
                                  <text:list>
                                    <text:list-item>
                                      <text:p text:style-name="MP7"><text:span text:style-name="MT3">7</text:span><text:span text:style-name="MT3">번째 개요 수준</text:span></text:p>
                                      <text:list>
                                        <text:list-item>
                                          <text:p text:style-name="MP7"><text:span text:style-name="MT3">8</text:span><text:span text:style-name="MT3">번째 개요 수준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8"><text:span text:style-name="MT3">9</text:span><text:span text:style-name="MT3">번째 개요 수준마스터 텍스트 스타일을 편집합니다</text:span></text:p>
            </text:list-item>
          </text:list>
          <text:list text:style-name="ML6">
            <text:list-item>
              <text:list>
                <text:list-item>
                  <text:p text:style-name="MP9"><text:span text:style-name="MT4">둘째 수준</text:span></text:p>
                </text:list-item>
              </text:list>
            </text:list-item>
          </text:list>
        </draw:text-box>
      </draw:frame>
      <draw:frame draw:name="제목 1" presentation:style-name="Mpr3" draw:text-style-name="MP6" draw:layer="backgroundobjects" svg:width="15.001cm" svg:height="0.81cm" svg:x="3.899cm" svg:y="0.045cm" presentation:class="title" presentation:user-transformed="true">
        <draw:text-box>
          <text:p text:style-name="MP10"><text:span text:style-name="MT5">제목 텍스트의 서식을 편집하려면 클릭하십시오</text:span><text:span text:style-name="MT5">.</text:span><text:span text:style-name="MT5">마스터 제목 스타일 편집</text:span></text:p>
        </draw:text-box>
      </draw:frame>
      <draw:frame draw:name="텍스트 개체 틀 14" presentation:style-name="Mpr4" draw:text-style-name="MP6" draw:layer="backgroundobjects" svg:width="2.798cm" svg:height="0.798cm" svg:x="1.1cm" svg:y="0.035cm" presentation:class="outline" presentation:user-transformed="true">
        <draw:text-box>
          <text:list text:style-name="ML4">
            <text:list-item>
              <text:p text:style-name="MP7"><text:span text:style-name="MT6">개요 텍스트의 서식을 편집하려면 클릭하십시오</text:span></text:p>
              <text:list>
                <text:list-item>
                  <text:p text:style-name="MP7"><text:span text:style-name="MT6">2</text:span><text:span text:style-name="MT6">번째 개요 수준</text:span></text:p>
                  <text:list>
                    <text:list-item>
                      <text:p text:style-name="MP7"><text:span text:style-name="MT6">3</text:span><text:span text:style-name="MT6">번째 개요 수준</text:span></text:p>
                      <text:list>
                        <text:list-item>
                          <text:p text:style-name="MP7"><text:span text:style-name="MT6">4</text:span><text:span text:style-name="MT6">번째 개요 수준</text:span></text:p>
                          <text:list>
                            <text:list-item>
                              <text:p text:style-name="MP7"><text:span text:style-name="MT6">5</text:span><text:span text:style-name="MT6">번째 개요 수준</text:span></text:p>
                              <text:list>
                                <text:list-item>
                                  <text:p text:style-name="MP7"><text:span text:style-name="MT6">6</text:span><text:span text:style-name="MT6">번째 개요 수준</text:span></text:p>
                                  <text:list>
                                    <text:list-item>
                                      <text:p text:style-name="MP7"><text:span text:style-name="MT6">7</text:span><text:span text:style-name="MT6">번째 개요 수준</text:span></text:p>
                                      <text:list>
                                        <text:list-item>
                                          <text:p text:style-name="MP7"><text:span text:style-name="MT6">8</text:span><text:span text:style-name="MT6">번째 개요 수준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1"><text:span text:style-name="MT6">9</text:span><text:span text:style-name="MT6">번째 개요 수준마스터 텍스트 스타일을 편집합니다</text:span></text:p>
        </draw:text-box>
      </draw:frame>
      <presentation:notes style:page-layout-name="PM0">
        <draw:page-thumbnail presentation:style-name="기본값-title" draw:layer="backgroundobjects" svg:width="14.848cm" svg:height="11.136cm" svg:x="3.075cm" svg:y="2.257cm" presentation:class="page"/>
        <draw:frame presentation:style-name="기본값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page-number>&lt;숫자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25-06-18T14:15:42.66</dc:date>
    <meta:document-statistic meta:object-count="158"/>
    <meta:generator>OpenOffice/4.1.15$Win32 OpenOffice.org_project/4115m2$Build-9813</meta:generator>
  </office:meta>
</office:document-meta>
</file>